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text-properties style:language-asian="ja" style:country-asian="JP"/>
    </style:style>
    <style:style style:name="P3" style:family="paragraph" style:parent-style-name="Text_20_body" style:list-style-name="L1">
      <style:text-properties style:language-asian="ja" style:country-asian="JP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style:language-asian="ja" style:country-asian="JP"/>
    </style:style>
    <style:style style:name="P5" style:family="paragraph" style:parent-style-name="Text_20_body" style:master-page-name="">
      <style:paragraph-properties fo:margin-left="1.296cm" fo:margin-right="0cm" fo:margin-top="0cm" fo:margin-bottom="0.212cm" fo:text-indent="0cm" style:auto-text-indent="false" style:page-number="auto"/>
      <style:text-properties style:language-asian="ja" style:country-asian="JP"/>
    </style:style>
    <style:style style:name="P6" style:family="paragraph" style:parent-style-name="Text_20_body" style:master-page-name="">
      <style:paragraph-properties fo:margin-left="1.296cm" fo:margin-right="0cm" fo:margin-top="0cm" fo:margin-bottom="0.212cm" fo:text-indent="0cm" style:auto-text-indent="false" style:page-number="auto"/>
      <style:text-properties style:language-asian="ja" style:country-asian="JP"/>
    </style:style>
    <style:style style:name="T1" style:family="text">
      <style:text-properties style:language-asian="ja" style:country-asian="J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ユーザ管理</text:h>
      <text:h text:style-name="Heading_20_2" text:outline-level="2">ユーザを登録する</text:h>
      <text:p text:style-name="P2">目的：</text:p>
      <text:p text:style-name="P4">本システムで使用するユーザを新規に登録する。</text:p>
      <text:p text:style-name="P4"/>
      <text:p text:style-name="P2">事前条件：</text:p>
      <text:p text:style-name="P2"><text:tab/>必須条件はない。</text:p>
      <text:p text:style-name="P2"/>
      <text:p text:style-name="P2">基本系列：</text:p>
      <text:p text:style-name="P2"><text:tab/>ユーザ管理画面より、ユーザの新規登録を実行する。</text:p>
      <text:p text:style-name="P2"><text:tab/>下記の情報を入力させる。</text:p>
      <text:list xml:id="list4149927132932285775" text:style-name="L1">
        <text:list-item>
          <text:p text:style-name="P3">ニックネーム</text:p>
        </text:list-item>
        <text:list-item>
          <text:p text:style-name="P3">ユーザID</text:p>
        </text:list-item>
        <text:list-item>
          <text:p text:style-name="P3">パスワード</text:p>
        </text:list-item>
        <text:list-item>
          <text:p text:style-name="P3">メールアドレス</text:p>
        </text:list-item>
        <text:list-item>
          <text:p text:style-name="P3">電話番号</text:p>
        </text:list-item>
      </text:list>
      <text:p text:style-name="P5">登録したメールアドレスに、登録確認のメールを送信する。</text:p>
      <text:p text:style-name="P5">メールに記述されているURLに、一定時間内にアクセスすることで、登録トランザクションを完成させる。</text:p>
      <text:p text:style-name="P2"/>
      <text:p text:style-name="P2">代替系列：</text:p>
      <text:p text:style-name="P2"><text:tab/>他システムで定義されたユーザ情報をインポートする機能を別途設ける。</text:p>
      <text:p text:style-name="P2"><text:tab/></text:p>
      <text:p text:style-name="P2">事後条件：</text:p>
      <text:p text:style-name="P2"><text:tab/>同じユーザIDは登録させない。</text:p>
      <text:p text:style-name="P2"><text:tab/>ユーザが登録され、利用可能になる。</text:p>
      <text:p text:style-name="P2"/>
      <text:p text:style-name="P2">備考：</text:p>
      <text:p text:style-name="P2"><text:tab/>ユーザIDは任意に登録できるが、システムでユニークになるよう、チェック機能を設ける。</text:p>
      <text:p text:style-name="P2"/>
      <text:h text:style-name="P1" text:outline-level="2">ユーザ<text:span text:style-name="T1">情報</text:span>を<text:span text:style-name="T1">修正</text:span>する</text:h>
      <text:p text:style-name="P2">目的：</text:p>
      <text:p text:style-name="P4">本システムに登録されているユーザの情報を変更する。</text:p>
      <text:p text:style-name="P4"/>
      <text:p text:style-name="P2">事前条件：</text:p>
      <text:p text:style-name="P2"><text:tab/>本システムに対象ユーザが登録されていること。</text:p>
      <text:p text:style-name="P2"><text:tab/>ログイン中であること。</text:p>
      <text:p text:style-name="P2"/>
      <text:p text:style-name="P2">基本系列：</text:p>
      <text:p text:style-name="P2"><text:tab/>ユーザ管理画面より、ユーザの新規登録を実行する。</text:p>
      <text:p text:style-name="P2"><text:tab/>下記の情報を入力させる。</text:p>
      <text:list xml:id="list43158020" text:continue-numbering="true" text:style-name="L1">
        <text:list-item>
          <text:p text:style-name="P3">ニックネーム</text:p>
        </text:list-item>
        <text:list-item>
          <text:p text:style-name="P3">ユーザID</text:p>
        </text:list-item>
        <text:list-item>
          <text:p text:style-name="P3">パスワード</text:p>
        </text:list-item>
        <text:list-item>
          <text:p text:style-name="P3">メールアドレス</text:p>
        </text:list-item>
        <text:list-item>
          <text:p text:style-name="P3">電話番号</text:p>
        </text:list-item>
      </text:list>
      <text:p text:style-name="P5">登録したメールアドレスに、登録確認のメールを送信する。</text:p>
      <text:p text:style-name="P5">メールに記述されているURLに、一定時間内にアクセスすることで、登録トランザクションを完成させる。</text:p>
      <text:p text:style-name="P2"/>
      <text:p text:style-name="P2">代替系列：</text:p>
      <text:p text:style-name="P2"><text:tab/>他システムで定義されたユーザ情報をインポートする機能を別途設ける。</text:p>
      <text:p text:style-name="P2"><text:tab/></text:p>
      <text:p text:style-name="P2">事後条件：</text:p>
      <text:p text:style-name="P2"><text:tab/>同じユーザIDは登録させない。</text:p>
      <text:p text:style-name="P2"><text:tab/>ユーザが登録され、利用可能になる。</text:p>
      <text:p text:style-name="P2"/>
      <text:p text:style-name="P2">備考：</text:p>
      <text:p text:style-name="P2"><text:tab/>ユーザIDは任意に登録できるが、システムでユニークになるよう、チェック機能を設ける。</text:p>
      <text:p text:style-name="P2"/>
      <text:h text:style-name="P1" text:outline-level="2">ユーザ<text:span text:style-name="T1">情報</text:span>を<text:span text:style-name="T1">修正</text:span>する</text:h>
      <text:p text:style-name="P2">目的：</text:p>
      <text:p text:style-name="P4"/>
      <text:p text:style-name="P2">事前条件：</text:p>
      <text:p text:style-name="P2"/>
      <text:p text:style-name="P2">基本系列：</text:p>
      <text:p text:style-name="P2"/>
      <text:p text:style-name="P2">代替系列：</text:p>
      <text:p text:style-name="P2"><text:tab/></text:p>
      <text:p text:style-name="P2">事後条件：</text:p>
      <text:p text:style-name="P2"/>
      <text:p text:style-name="P2">備考：</text:p>
      <text:p text:style-name="P2"/>
      <text:p text:style-name="P2"/>
      <text:h text:style-name="P1" text:outline-level="2">ユーザ<text:span text:style-name="T1">情報</text:span>を<text:span text:style-name="T1">修正</text:span>する</text:h>
      <text:p text:style-name="P2">目的：</text:p>
      <text:p text:style-name="P4"/>
      <text:p text:style-name="P2">事前条件：</text:p>
      <text:p text:style-name="P2"/>
      <text:p text:style-name="P2">基本系列：</text:p>
      <text:p text:style-name="P2"/>
      <text:p text:style-name="P2">代替系列：</text:p>
      <text:p text:style-name="P2"><text:tab/></text:p>
      <text:p text:style-name="P2">事後条件：</text:p>
      <text:p text:style-name="P2"/>
      <text:p text:style-name="P2">備考：</text:p>
      <text:p text:style-name="P2"/>
      <text:h text:style-name="P1" text:outline-level="2">ユーザ<text:span text:style-name="T1">情報</text:span>を<text:span text:style-name="T1">修正</text:span>する</text:h>
      <text:p text:style-name="P2">目的：</text:p>
      <text:p text:style-name="P4"/>
      <text:p text:style-name="P2">事前条件：</text:p>
      <text:p text:style-name="P2"/>
      <text:p text:style-name="P2">基本系列：</text:p>
      <text:p text:style-name="P2"/>
      <text:p text:style-name="P2">代替系列：</text:p>
      <text:p text:style-name="P2"><text:tab/></text:p>
      <text:p text:style-name="P2">事後条件：</text:p>
      <text:p text:style-name="P2"/>
      <text:p text:style-name="P2">備考：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o Takahiro</meta:initial-creator>
    <meta:creation-date>2014-03-02T21:30:05.95</meta:creation-date>
    <dc:date>2014-03-02T23:01:40.08</dc:date>
    <dc:creator>Yano Takahiro</dc:creator>
    <meta:editing-duration>PT1H31M3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5" meta:paragraph-count="72" meta:word-count="773" meta:character-count="808"/>
  </office:meta>
</office:document-meta>
</file>